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2cm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gr4" style:family="graphic" style:parent-style-name="standard">
      <style:graphic-properties svg:stroke-color="#333333" draw:fill="none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stroke="solid" draw:marker-start="" draw:marker-end="Arrow" draw:marker-end-width="0.3cm" draw:fill="none" draw:textarea-vertical-align="middle" draw:shadow="hidden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218cm" fo:min-width="23.6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7.005cm" fo:min-width="12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6cm"/>
    </style:style>
    <style:style style:name="gr10" style:family="graphic" style:parent-style-name="objectwithoutfill">
      <style:graphic-properties draw:stroke="none" draw:fill="none" fo:min-height="1.655cm"/>
    </style:style>
    <style:style style:name="gr11" style:family="graphic" style:parent-style-name="objectwithoutfill">
      <style:graphic-properties draw:stroke="none" draw:fill="none" fo:min-height="0.712cm"/>
    </style:style>
    <style:style style:name="gr12" style:family="graphic" style:parent-style-name="objectwithoutfill">
      <style:graphic-properties draw:fill="none" draw:textarea-vertical-align="middle" draw:shadow="hidden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draw:fill="none" fo:min-height="1.184cm"/>
    </style:style>
    <style:style style:name="gr16" style:family="graphic" style:parent-style-name="standard">
      <style:graphic-properties draw:stroke="none" draw:fill="none" fo:min-height="0.79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9.275cm" fo:min-width="9.025cm"/>
    </style:style>
    <style:style style:name="gr18" style:family="graphic" style:parent-style-name="standard">
      <style:graphic-properties draw:stroke="none" draw:fill="none" fo:min-height="0.395cm"/>
    </style:style>
    <style:style style:name="gr19" style:family="graphic" style:parent-style-name="standard">
      <style:graphic-properties draw:stroke="none" draw:fill="none" fo:min-height="0.638cm"/>
    </style:style>
    <style:style style:name="gr20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draw:fill="none" fo:min-height="1.424cm"/>
    </style:style>
    <style:style style:name="gr23" style:family="graphic" style:parent-style-name="objectwithoutfill">
      <style:graphic-properties draw:stroke="none" draw:fill="none" fo:min-height="0.78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  <style:text-properties fo:color="#000000" fo:font-size="8pt" fo:text-shadow="none" style:font-size-asian="8pt" style:font-size-complex="8pt"/>
    </style:style>
    <style:style style:name="P11" style:family="paragraph">
      <style:paragraph-properties fo:text-align="center" style:text-autospace="none"/>
      <style:text-properties fo:color="#000000" fo:font-size="8pt" style:font-size-asian="8pt" style:font-size-complex="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normal" style:letter-kerning="true" style:font-name-asian="Courier New1" style:font-size-asian="8pt" style:font-style-asian="normal" style:font-weight-asian="normal" style:font-name-complex="Courier New1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85cm" svg:height="1.276cm" svg:x="59.045cm" svg:y="1cm">
          <draw:text-box>
            <text:p><text:span text:style-name="T1">Frontend</text:span></text:p>
          </draw:text-box>
        </draw:frame>
        <draw:frame draw:style-name="gr2" draw:text-style-name="P2" draw:layer="layout" svg:width="2.432cm" svg:height="0.806cm" svg:x="18.78cm" svg:y="0.829cm">
          <draw:text-box>
            <text:p><text:span text:style-name="T2">Backend</text:span></text:p>
          </draw:text-box>
        </draw:frame>
        <draw:rect draw:style-name="gr3" draw:text-style-name="P4" draw:layer="layout" svg:width="3.81cm" svg:height="1.905cm" svg:x="50.531cm" svg:y="25.221cm">
          <text:p text:style-name="P3"><text:span text:style-name="T3">tableParams</text:span></text:p>
        </draw:rect>
        <draw:custom-shape draw:style-name="gr4" draw:text-style-name="P4" draw:layer="layout" svg:width="2.54cm" svg:height="2.54cm" svg:x="6.715cm" svg:y="36.65cm">
          <text:p text:style-name="P3"><text:span text:style-name="T3">БД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3" draw:layer="layout" svg:x1="18.78cm" svg:y1="36.56cm" svg:x2="11.16cm" svg:y2="36.65cm">
          <text:p/>
        </draw:line>
        <draw:custom-shape draw:style-name="gr6" draw:text-style-name="P3" draw:layer="layout" svg:width="10.795cm" svg:height="3.085cm" svg:x="18.78cm" svg:y="35.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9.05cm" svg:height="4.99cm" svg:x="18.145cm" svg:y="34.1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025cm" svg:height="0.725cm" svg:x="7.35cm" svg:y="32.025cm">
          <draw:text-box>
            <text:p><text:span text:style-name="T3">База данных</text:span></text:p>
          </draw:text-box>
        </draw:frame>
        <draw:frame draw:style-name="gr9" draw:text-style-name="P5" draw:layer="layout" svg:width="2.06cm" svg:height="0.725cm" svg:x="23.86cm" svg:y="33.385cm">
          <draw:text-box>
            <text:p><text:span text:style-name="T3">Console</text:span></text:p>
          </draw:text-box>
        </draw:frame>
        <draw:frame draw:style-name="gr10" draw:text-style-name="P6" draw:layer="layout" svg:width="2.098cm" svg:height="1.905cm" svg:x="21.127cm" svg:y="34.745cm">
          <draw:text-box>
            <text:p text:style-name="P3"><text:span text:style-name="T4">Миграции</text:span></text:p>
          </draw:text-box>
        </draw:frame>
        <draw:frame draw:style-name="gr11" draw:text-style-name="P7" draw:layer="layout" svg:width="6.35cm" svg:height="0.962cm" svg:x="61.96cm" svg:y="5.355cm">
          <draw:text-box>
            <text:p text:style-name="P3"><text:span text:style-name="T5">Контроллеры</text:span></text:p>
          </draw:text-box>
        </draw:frame>
        <draw:custom-shape draw:style-name="gr7" draw:text-style-name="P3" draw:layer="layout" svg:width="10.795cm" svg:height="9.525cm" svg:x="49.895cm" svg:y="24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3.554cm" svg:height="0.962cm" svg:x="53.07cm" svg:y="23.225cm">
          <draw:text-box>
            <text:p text:style-name="P3"><text:span text:style-name="T5">Модели</text:span></text:p>
          </draw:text-box>
        </draw:frame>
        <draw:rect draw:style-name="gr12" draw:text-style-name="P4" draw:layer="layout" svg:width="3.81cm" svg:height="1.905cm" svg:x="55.611cm" svg:y="25.221cm">
          <text:p/>
        </draw:rect>
        <draw:rect draw:style-name="gr3" draw:text-style-name="P4" draw:layer="layout" svg:width="3.81cm" svg:height="1.905cm" svg:x="50.531cm" svg:y="28.396cm">
          <text:p text:style-name="P3"><text:span text:style-name="T3">_auth</text:span></text:p>
          <text:p text:style-name="P3"><text:span text:style-name="T3">_user</text:span></text:p>
        </draw:rect>
        <draw:rect draw:style-name="gr3" draw:text-style-name="P4" draw:layer="layout" svg:width="3.81cm" svg:height="1.905cm" svg:x="55.611cm" svg:y="28.396cm">
          <text:p text:style-name="P3"><text:span text:style-name="T3">Формулы</text:span></text:p>
        </draw:rect>
        <draw:rect draw:style-name="gr3" draw:text-style-name="P4" draw:layer="layout" svg:width="3.81cm" svg:height="1.905cm" svg:x="55.611cm" svg:y="30.936cm">
          <text:p text:style-name="P3"><text:span text:style-name="T3">NavigationItems</text:span></text:p>
        </draw:rect>
        <draw:rect draw:style-name="gr3" draw:text-style-name="P4" draw:layer="layout" svg:width="3.81cm" svg:height="1.905cm" svg:x="50.531cm" svg:y="30.936cm">
          <text:p text:style-name="P3"><text:span text:style-name="T3">Роли</text:span></text:p>
        </draw:rect>
        <draw:line draw:style-name="gr13" draw:text-style-name="P3" draw:layer="layout" svg:x1="38.465cm" svg:y1="2.27cm" svg:x2="38.465cm" svg:y2="11.16cm">
          <text:p/>
        </draw:line>
        <draw:line draw:style-name="gr13" draw:text-style-name="P3" draw:layer="layout" svg:x1="38.465cm" svg:y1="18.78cm" svg:x2="38.465cm" svg:y2="55.61cm">
          <text:p/>
        </draw:line>
        <draw:line draw:style-name="gr14" draw:text-style-name="P3" draw:layer="layout" svg:x1="49.895cm" svg:y1="15.605cm" svg:x2="41.64cm" svg:y2="15.605cm">
          <text:p/>
        </draw:line>
        <draw:frame draw:style-name="gr15" draw:text-style-name="P6" draw:layer="layout" svg:width="3.275cm" svg:height="1.434cm" svg:x="29.475cm" svg:y="1.471cm">
          <draw:text-box>
            <text:p text:style-name="P3"><text:span text:style-name="T4">Котроллеры для </text:span></text:p>
            <text:p text:style-name="P3"><text:span text:style-name="T4">работы с </text:span></text:p>
            <text:p text:style-name="P3"><text:span text:style-name="T4">RESTful api</text:span></text:p>
          </draw:text-box>
        </draw:frame>
        <draw:custom-shape draw:style-name="gr7" draw:text-style-name="P3" draw:layer="layout" svg:width="15.24cm" svg:height="6.985cm" svg:x="21.955cm" svg:y="2.905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3.753cm" svg:height="1.04cm" svg:x="4.86cm" svg:y="1.627cm">
          <draw:text-box>
            <text:p text:style-name="P3"><text:span text:style-name="T4">Модели для работы</text:span></text:p>
            <text:p text:style-name="P3"><text:span text:style-name="T4"><text:s/></text:span><text:span text:style-name="T4">с RESTful API</text:span></text:p>
          </draw:text-box>
        </draw:frame>
        <draw:custom-shape draw:style-name="gr7" draw:text-style-name="P3" draw:layer="layout" svg:width="20.32cm" svg:height="26.048cm" draw:transform="skewX (0.000523598775598299) rotate (0.000523598775598299) translate (1cm 2.897cm)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5.29cm" svg:y1="14.335cm" svg:x2="34.02cm" svg:y2="9.255cm">
          <text:p/>
        </draw:line>
        <draw:custom-shape draw:style-name="gr7" draw:text-style-name="P3" draw:layer="layout" svg:width="7.62cm" svg:height="7.89cm" svg:x="4.81cm" svg:y="32.84cm">
          <text:p/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3.81cm" svg:height="1.905cm" svg:x="6.08cm" svg:y="33.475cm">
          <text:p text:style-name="P3"><text:span text:style-name="T6">\yii\db\ActiveRecord</text:span></text:p>
        </draw:rect>
        <draw:line draw:style-name="gr14" draw:text-style-name="P3" draw:layer="layout" svg:x1="11.795cm" svg:y1="34.02cm" svg:x2="11.795cm" svg:y2="28.305cm">
          <text:p/>
        </draw:line>
        <draw:custom-shape draw:style-name="gr17" draw:text-style-name="P3" draw:layer="layout" svg:width="9.525cm" svg:height="9.525cm" svg:x="6.08cm" svg:y="4.175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753cm" svg:height="0.645cm" svg:x="9.89cm" svg:y="3.53cm">
          <draw:text-box>
            <text:p text:style-name="P3"><text:span text:style-name="T4">Формы</text:span></text:p>
          </draw:text-box>
        </draw:frame>
        <draw:custom-shape draw:style-name="gr7" draw:text-style-name="P3" draw:layer="layout" svg:width="19.05cm" svg:height="13.717cm" svg:x="1.635cm" svg:y="13.953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4.445cm" svg:height="0.888cm" svg:x="8.62cm" svg:y="13.065cm">
          <draw:text-box>
            <text:p text:style-name="P3"><text:span text:style-name="T4">ActiveRecord</text:span></text:p>
          </draw:text-box>
        </draw:frame>
        <draw:rect draw:style-name="gr20" draw:text-style-name="P8" draw:layer="layout" svg:width="6.985cm" svg:height="0.635cm" svg:x="34.655cm" svg:y="14.335cm">
          <text:p text:style-name="P3"><text:span text:style-name="T6">restService</text:span></text:p>
        </draw:rect>
        <draw:rect draw:style-name="gr20" draw:text-style-name="P10" draw:layer="layout" svg:width="6.985cm" svg:height="1.905cm" svg:x="34.655cm" svg:y="15.605cm">
          <text:p text:style-name="P9"><text:span text:style-name="T7">modelTable(queryParams, path)</text:span></text:p>
          <text:p text:style-name="P9"><text:span text:style-name="T7">getModelByIdWithPath(id, path)</text:span></text:p>
          <text:p text:style-name="P9"><text:span text:style-name="T7">postModel(id, path)</text:span></text:p>
          <text:p text:style-name="P9"><text:span text:style-name="T7">putModelWithPath(id, path)</text:span></text:p>
          <text:p><text:span text:style-name="T7">deleteModelByIdWithPath(id, path)</text:span></text:p>
        </draw:rect>
        <draw:rect draw:style-name="gr20" draw:text-style-name="P11" draw:layer="layout" svg:width="6.985cm" svg:height="0.635cm" svg:x="34.655cm" svg:y="14.97cm">
          <text:p><text:span text:style-name="T7">baseUrl</text:span></text:p>
          <text:p text:style-name="P9"><text:span text:style-name="T7">path</text:span></text:p>
        </draw:rect>
        <draw:rect draw:style-name="gr20" draw:text-style-name="P8" draw:layer="layout" svg:width="6.985cm" svg:height="0.635cm" svg:x="50.53cm" svg:y="18.78cm">
          <text:p text:style-name="P3"><text:span text:style-name="T6">HelpController</text:span></text:p>
        </draw:rect>
        <draw:rect draw:style-name="gr21" draw:text-style-name="P10" draw:layer="layout" svg:width="6.985cm" svg:height="0.635cm" svg:x="50.53cm" svg:y="20.05cm">
          <text:p/>
        </draw:rect>
        <draw:rect draw:style-name="gr20" draw:text-style-name="P11" draw:layer="layout" svg:width="6.985cm" svg:height="0.635cm" svg:x="50.53cm" svg:y="19.415cm">
          <text:p><text:span text:style-name="T7">-helpInstrictions array</text:span></text:p>
          <text:p><text:span text:style-name="T7"/></text:p>
        </draw:rect>
        <draw:rect draw:style-name="gr20" draw:text-style-name="P8" draw:layer="layout" svg:width="6.985cm" svg:height="0.635cm" svg:x="51.165cm" svg:y="13.7cm">
          <text:p text:style-name="P3"><text:span text:style-name="T6">NavigationController</text:span></text:p>
        </draw:rect>
        <draw:rect draw:style-name="gr20" draw:text-style-name="P10" draw:layer="layout" svg:width="6.985cm" svg:height="0.635cm" svg:x="51.165cm" svg:y="15.605cm">
          <text:p><text:span text:style-name="T7">+menuClassPanel(panelNom) return string</text:span></text:p>
        </draw:rect>
        <draw:rect draw:style-name="gr20" draw:text-style-name="P11" draw:layer="layout" svg:width="6.985cm" svg:height="1.27cm" svg:x="51.165cm" svg:y="14.335cm">
          <text:p><text:span text:style-name="T7">-navigationItems array</text:span></text:p>
          <text:p text:style-name="P9"><text:span text:style-name="T7">AccessLevel array</text:span></text:p>
          <text:p><text:span text:style-name="T7"/></text:p>
        </draw:rect>
        <draw:rect draw:style-name="gr20" draw:text-style-name="P8" draw:layer="layout" svg:width="6.985cm" svg:height="0.635cm" svg:x="61.325cm" svg:y="7.985cm">
          <text:p text:style-name="P3"><text:span text:style-name="T6">FormulaIndexController</text:span></text:p>
        </draw:rect>
        <draw:rect draw:style-name="gr20" draw:text-style-name="P10" draw:layer="layout" svg:width="6.985cm" svg:height="1.905cm" svg:x="61.325cm" svg:y="9.255cm">
          <text:p><text:span text:style-name="T7">+toggleFilter(params)</text:span></text:p>
          <text:p><text:span text:style-name="T7">CreateFormula()</text:span></text:p>
          <text:p><text:span text:style-name="T7">EditFormula(id)</text:span></text:p>
          <text:p><text:span text:style-name="T7">DeleteFormula(id)</text:span></text:p>
          <text:p><text:span text:style-name="T7"/></text:p>
        </draw:rect>
        <draw:rect draw:style-name="gr20" draw:text-style-name="P11" draw:layer="layout" svg:width="6.985cm" svg:height="0.635cm" svg:x="61.325cm" svg:y="8.62cm">
          <text:p text:style-name="P9"><text:span text:style-name="T7">tableParams</text:span></text:p>
          <text:p><text:span text:style-name="T7"/></text:p>
        </draw:rect>
        <draw:rect draw:style-name="gr20" draw:text-style-name="P8" draw:layer="layout" svg:width="6.985cm" svg:height="0.635cm" svg:x="61.325cm" svg:y="11.795cm">
          <text:p text:style-name="P3"><text:span text:style-name="T6">ModalInstanceFormulaCreate</text:span></text:p>
        </draw:rect>
        <draw:rect draw:style-name="gr20" draw:text-style-name="P10" draw:layer="layout" svg:width="6.985cm" svg:height="1.27cm" svg:x="61.325cm" svg:y="13.7cm">
          <text:p><text:span text:style-name="T7">+saveFormula(formula)</text:span></text:p>
          <text:p><text:span text:style-name="T7">cancel</text:span></text:p>
        </draw:rect>
        <draw:rect draw:style-name="gr20" draw:text-style-name="P11" draw:layer="layout" svg:width="6.985cm" svg:height="1.27cm" svg:x="61.325cm" svg:y="12.43cm">
          <text:p text:style-name="P9"><text:span text:style-name="T7">Errors object</text:span></text:p>
          <text:p text:style-name="P9"><text:span text:style-name="T7">Formula object</text:span></text:p>
          <text:p text:style-name="P9"><text:span text:style-name="T7"/></text:p>
          <text:p><text:span text:style-name="T7"/></text:p>
        </draw:rect>
        <draw:rect draw:style-name="gr20" draw:text-style-name="P8" draw:layer="layout" svg:width="6.985cm" svg:height="0.635cm" svg:x="68.945cm" svg:y="7.985cm">
          <text:p text:style-name="P3"><text:span text:style-name="T6">ModalInstanceFormulaEdit</text:span></text:p>
        </draw:rect>
        <draw:rect draw:style-name="gr20" draw:text-style-name="P10" draw:layer="layout" svg:width="6.985cm" svg:height="0.635cm" svg:x="68.945cm" svg:y="9.89cm">
          <text:p><text:span text:style-name="T7">+editFormula(formula)</text:span></text:p>
          <text:p><text:span text:style-name="T7">cancel</text:span></text:p>
        </draw:rect>
        <draw:rect draw:style-name="gr20" draw:text-style-name="P11" draw:layer="layout" svg:width="6.985cm" svg:height="1.27cm" svg:x="68.945cm" svg:y="8.62cm">
          <text:p text:style-name="P9"><text:span text:style-name="T7">Errors object</text:span></text:p>
          <text:p text:style-name="P9"><text:span text:style-name="T7">Formula object</text:span></text:p>
          <text:p text:style-name="P9"><text:span text:style-name="T7"/></text:p>
          <text:p><text:span text:style-name="T7"/></text:p>
        </draw:rect>
        <draw:rect draw:style-name="gr20" draw:text-style-name="P8" draw:layer="layout" svg:width="6.985cm" svg:height="0.635cm" svg:x="68.945cm" svg:y="11.16cm">
          <text:p text:style-name="P3"><text:span text:style-name="T6">ModalInstanceFormulaDelete</text:span></text:p>
        </draw:rect>
        <draw:rect draw:style-name="gr20" draw:text-style-name="P10" draw:layer="layout" svg:width="6.985cm" svg:height="0.635cm" svg:x="68.945cm" svg:y="12.43cm">
          <text:p><text:span text:style-name="T7">+ok()</text:span></text:p>
          <text:p><text:span text:style-name="T7">cancel</text:span></text:p>
        </draw:rect>
        <draw:rect draw:style-name="gr20" draw:text-style-name="P11" draw:layer="layout" svg:width="6.985cm" svg:height="0.635cm" svg:x="68.945cm" svg:y="11.795cm">
          <text:p text:style-name="P9"><text:span text:style-name="T7">path</text:span></text:p>
          <text:p><text:span text:style-name="T7"/></text:p>
        </draw:rect>
        <draw:custom-shape draw:style-name="gr7" draw:text-style-name="P3" draw:layer="layout" svg:width="15.875cm" svg:height="8.255cm" svg:x="60.69cm" svg:y="7.35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0.927cm" svg:height="1.674cm" svg:x="64.368cm" svg:y="6.715cm">
          <draw:text-box>
            <text:p text:style-name="P3"><text:span text:style-name="T4">Контроллер для <text:s/>работы с формулами</text:span></text:p>
          </draw:text-box>
        </draw:frame>
        <draw:frame draw:style-name="gr18" draw:text-style-name="P6" draw:layer="layout" svg:width="11.82cm" svg:height="0.645cm" svg:x="49.26cm" svg:y="7.35cm">
          <draw:text-box>
            <text:p text:style-name="P3"><text:span text:style-name="T4">Контроллера авторизации на сайте</text:span></text:p>
          </draw:text-box>
        </draw:frame>
        <draw:frame draw:style-name="gr18" draw:text-style-name="P6" draw:layer="layout" svg:width="11.82cm" svg:height="0.645cm" svg:x="48.87cm" svg:y="13.055cm">
          <draw:text-box>
            <text:p text:style-name="P3"><text:span text:style-name="T4">Контроллер для меню навигации</text:span></text:p>
          </draw:text-box>
        </draw:frame>
        <draw:frame draw:style-name="gr18" draw:text-style-name="P6" draw:layer="layout" svg:width="11.82cm" svg:height="0.645cm" svg:x="63.23cm" svg:y="27.761cm">
          <draw:text-box>
            <text:p text:style-name="P3"><text:span text:style-name="T4">Root файл</text:span></text:p>
          </draw:text-box>
        </draw:frame>
        <draw:frame draw:style-name="gr18" draw:text-style-name="P6" draw:layer="layout" svg:width="10.927cm" svg:height="0.645cm" svg:x="63.733cm" svg:y="16.24cm">
          <draw:text-box>
            <text:p text:style-name="P3"><text:span text:style-name="T4">Контроллер для <text:s/>работы с расчетом</text:span></text:p>
          </draw:text-box>
        </draw:frame>
        <draw:rect draw:style-name="gr20" draw:text-style-name="P8" draw:layer="layout" svg:width="6.985cm" svg:height="0.635cm" svg:x="61.325cm" svg:y="17.51cm">
          <text:p text:style-name="P3"><text:span text:style-name="T6">CalculationMakeController</text:span></text:p>
        </draw:rect>
        <draw:rect draw:style-name="gr20" draw:text-style-name="P10" draw:layer="layout" svg:width="6.985cm" svg:height="0.635cm" svg:x="61.325cm" svg:y="18.78cm">
          <text:p><text:span text:style-name="T7">makeCalculation</text:span></text:p>
          <text:p><text:span text:style-name="T7"/></text:p>
        </draw:rect>
        <draw:rect draw:style-name="gr20" draw:text-style-name="P11" draw:layer="layout" svg:width="6.985cm" svg:height="0.635cm" svg:x="61.325cm" svg:y="18.145cm">
          <text:p text:style-name="P9"><text:span text:style-name="T7">calc</text:span></text:p>
          <text:p><text:span text:style-name="T7"/></text:p>
        </draw:rect>
        <draw:rect draw:style-name="gr20" draw:text-style-name="P8" draw:layer="layout" svg:width="6.985cm" svg:height="0.635cm" svg:x="69.206cm" svg:y="17.51cm">
          <text:p text:style-name="P3"><text:span text:style-name="T6">ModalInstanceCalculationResult</text:span></text:p>
        </draw:rect>
        <draw:rect draw:style-name="gr20" draw:text-style-name="P10" draw:layer="layout" svg:width="6.985cm" svg:height="0.635cm" svg:x="69.206cm" svg:y="18.78cm">
          <text:p><text:span text:style-name="T7">+ok</text:span></text:p>
          <text:p><text:span text:style-name="T7">+cancel</text:span></text:p>
        </draw:rect>
        <draw:rect draw:style-name="gr20" draw:text-style-name="P11" draw:layer="layout" svg:width="6.985cm" svg:height="0.635cm" svg:x="69.206cm" svg:y="18.145cm">
          <text:p text:style-name="P9"><text:span text:style-name="T7"/></text:p>
          <text:p text:style-name="P9"><text:span text:style-name="T7">result</text:span></text:p>
        </draw:rect>
        <draw:custom-shape draw:style-name="gr7" draw:text-style-name="P3" draw:layer="layout" svg:width="15.875cm" svg:height="3.175cm" svg:x="60.69cm" svg:y="16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3.175cm" svg:x="61.96cm" svg:y="25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255cm" svg:height="3.175cm" svg:x="49.895cm" svg:y="18.1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5.875cm" svg:height="13.97cm" svg:x="61.325cm" svg:y="25.1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459cm" svg:height="0.962cm" svg:x="68.566cm" svg:y="23.769cm">
          <draw:text-box>
            <text:p text:style-name="P3"><text:span text:style-name="T5">Представления</text:span></text:p>
          </draw:text-box>
        </draw:frame>
        <draw:rect draw:style-name="gr3" draw:text-style-name="P4" draw:layer="layout" svg:width="3.841cm" svg:height="1.826cm" svg:x="62.564cm" svg:y="26.4cm">
          <text:p text:style-name="P3"><text:span text:style-name="T3">Index.html</text:span></text:p>
        </draw:rect>
        <draw:rect draw:style-name="gr3" draw:text-style-name="P4" draw:layer="layout" svg:width="3.841cm" svg:height="1.826cm" svg:x="71.485cm" svg:y="25.844cm">
          <text:p text:style-name="P3"><text:span text:style-name="T3">Make.html</text:span></text:p>
          <text:p text:style-name="P3"><text:span text:style-name="T3">Result-modal.html</text:span></text:p>
        </draw:rect>
        <draw:rect draw:style-name="gr3" draw:text-style-name="P4" draw:layer="layout" svg:width="3.841cm" svg:height="1.826cm" svg:x="62.595cm" svg:y="30.21cm">
          <text:p text:style-name="P3"><text:span text:style-name="T3">Login.html</text:span></text:p>
        </draw:rect>
        <draw:frame draw:style-name="gr18" draw:text-style-name="P6" draw:layer="layout" svg:width="11.82cm" svg:height="0.645cm" svg:x="67.285cm" svg:y="25.755cm">
          <draw:text-box>
            <text:p text:style-name="P3"><text:span text:style-name="T4">Представления для расчета</text:span></text:p>
          </draw:text-box>
        </draw:frame>
        <draw:custom-shape draw:style-name="gr7" draw:text-style-name="P3" draw:layer="layout" svg:width="5.08cm" svg:height="3.175cm" svg:x="70.85cm" svg:y="25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3.175cm" svg:x="61.96cm" svg:y="29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3.175cm" svg:x="70.85cm" svg:y="30.2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1.82cm" svg:height="0.645cm" svg:x="67.285cm" svg:y="30.21cm">
          <draw:text-box>
            <text:p text:style-name="P3"><text:span text:style-name="T4">Страницы отображения ошибок</text:span></text:p>
          </draw:text-box>
        </draw:frame>
        <draw:rect draw:style-name="gr3" draw:text-style-name="P4" draw:layer="layout" svg:width="3.841cm" svg:height="1.826cm" svg:x="71.485cm" svg:y="30.845cm">
          <text:p text:style-name="P3"><text:span text:style-name="T3">401.html</text:span></text:p>
          <text:p text:style-name="P3"><text:span text:style-name="T3">403.html</text:span></text:p>
          <text:p text:style-name="P3"><text:span text:style-name="T3">404.html</text:span></text:p>
          <text:p text:style-name="P3"><text:span text:style-name="T3">500.html</text:span></text:p>
        </draw:rect>
        <draw:custom-shape draw:style-name="gr7" draw:text-style-name="P3" draw:layer="layout" svg:width="6.985cm" svg:height="3.81cm" svg:x="65.135cm" svg:y="34.655cm">
          <text:p/>
          <draw:enhanced-geometry svg:viewBox="0 0 21600 21600" draw:type="rectangle" draw:enhanced-path="M 0 0 L 21600 0 21600 21600 0 21600 0 0 Z N"/>
        </draw:custom-shape>
        <draw:rect draw:style-name="gr3" draw:text-style-name="P4" draw:layer="layout" svg:width="5.08cm" svg:height="3.175cm" svg:x="66.405cm" svg:y="35.29cm">
          <text:p text:style-name="P3"><text:span text:style-name="T3">Index.html</text:span></text:p>
          <text:p text:style-name="P3"><text:span text:style-name="T3">Create-formula-modal.html</text:span></text:p>
          <text:p text:style-name="P3"><text:span text:style-name="T3">Edit-formula-modal.html</text:span></text:p>
          <text:p text:style-name="P3"><text:span text:style-name="T3">Confirm-delete-modal.html</text:span></text:p>
        </draw:rect>
        <draw:frame draw:style-name="gr18" draw:text-style-name="P6" draw:layer="layout" svg:width="11.82cm" svg:height="0.645cm" svg:x="63.23cm" svg:y="34.01cm">
          <draw:text-box>
            <text:p text:style-name="P3"><text:span text:style-name="T4">Представления для работы с формулами</text:span></text:p>
          </draw:text-box>
        </draw:frame>
        <draw:custom-shape draw:style-name="gr7" draw:text-style-name="P3" draw:layer="layout" svg:width="29.21cm" svg:height="16.145cm" svg:x="48.625cm" svg:y="6.445cm">
          <text:p/>
          <draw:enhanced-geometry svg:viewBox="0 0 21600 21600" draw:type="rectangle" draw:enhanced-path="M 0 0 L 21600 0 21600 21600 0 21600 0 0 Z N"/>
        </draw:custom-shape>
        <draw:rect draw:style-name="gr12" draw:text-style-name="P4" draw:layer="layout" svg:width="3.81cm" svg:height="1.905cm" svg:x="50.53cm" svg:y="25.221cm">
          <text:p/>
        </draw:rect>
        <draw:rect draw:style-name="gr3" draw:text-style-name="P4" draw:layer="layout" svg:width="3.81cm" svg:height="1.905cm" svg:x="55.61cm" svg:y="25.221cm">
          <text:p text:style-name="P3"><text:span text:style-name="T3"><text:s/></text:span><text:span text:style-name="T3">calcParams</text:span></text:p>
          <text:p text:style-name="P3"><text:span text:style-name="T3"/></text:p>
        </draw:rect>
        <draw:rect draw:style-name="gr12" draw:text-style-name="P4" draw:layer="layout" svg:width="3.81cm" svg:height="1.905cm" svg:x="50.53cm" svg:y="28.396cm">
          <text:p/>
        </draw:rect>
        <draw:rect draw:style-name="gr3" draw:text-style-name="P4" draw:layer="layout" svg:width="3.81cm" svg:height="1.905cm" svg:x="55.61cm" svg:y="28.396cm">
          <text:p text:style-name="P3"><text:span text:style-name="T3">Формулы</text:span></text:p>
        </draw:rect>
        <draw:rect draw:style-name="gr12" draw:text-style-name="P4" draw:layer="layout" svg:width="3.81cm" svg:height="1.905cm" svg:x="55.61cm" svg:y="30.936cm">
          <text:p/>
        </draw:rect>
        <draw:rect draw:style-name="gr3" draw:text-style-name="P4" draw:layer="layout" svg:width="3.81cm" svg:height="1.905cm" svg:x="50.53cm" svg:y="30.936cm">
          <text:p text:style-name="P3"><text:span text:style-name="T3">accessLevel</text:span></text:p>
        </draw:rect>
        <draw:rect draw:style-name="gr20" draw:text-style-name="P8" draw:layer="layout" svg:width="4.445cm" svg:height="0.635cm" svg:x="31.48cm" svg:y="34.655cm">
          <text:p text:style-name="P3"><text:span text:style-name="T6">RbacController</text:span></text:p>
        </draw:rect>
        <draw:rect draw:style-name="gr20" draw:text-style-name="P10" draw:layer="layout" svg:width="4.445cm" svg:height="0.635cm" svg:x="31.48cm" svg:y="35.925cm">
          <text:p text:style-name="P9"><text:span text:style-name="T7">actionInit</text:span></text:p>
        </draw:rect>
        <draw:rect draw:style-name="gr21" draw:text-style-name="P11" draw:layer="layout" svg:width="4.445cm" svg:height="0.635cm" svg:x="31.48cm" svg:y="35.29cm">
          <text:p/>
        </draw:rect>
        <draw:rect draw:style-name="gr20" draw:text-style-name="P8" draw:layer="layout" svg:width="4.445cm" svg:height="0.635cm" svg:x="19.415cm" svg:y="35.925cm">
          <text:p text:style-name="P3"><text:span text:style-name="T6">init</text:span></text:p>
        </draw:rect>
        <draw:rect draw:style-name="gr20" draw:text-style-name="P10" draw:layer="layout" svg:width="4.445cm" svg:height="0.635cm" svg:x="19.415cm" svg:y="37.195cm">
          <text:p text:style-name="P9"><text:span text:style-name="T7">Up</text:span></text:p>
          <text:p text:style-name="P9"><text:span text:style-name="T7">down</text:span></text:p>
        </draw:rect>
        <draw:rect draw:style-name="gr21" draw:text-style-name="P11" draw:layer="layout" svg:width="4.445cm" svg:height="0.635cm" svg:x="19.415cm" svg:y="36.56cm">
          <text:p/>
        </draw:rect>
        <draw:rect draw:style-name="gr20" draw:text-style-name="P8" draw:layer="layout" svg:width="4.445cm" svg:height="0.635cm" svg:x="24.495cm" svg:y="35.925cm">
          <text:p text:style-name="P3"><text:span text:style-name="T6">add_test_data</text:span></text:p>
        </draw:rect>
        <draw:rect draw:style-name="gr20" draw:text-style-name="P10" draw:layer="layout" svg:width="4.445cm" svg:height="0.635cm" svg:x="24.495cm" svg:y="37.195cm">
          <text:p text:style-name="P9"><text:span text:style-name="T7">Up</text:span></text:p>
          <text:p text:style-name="P9"><text:span text:style-name="T7">down</text:span></text:p>
        </draw:rect>
        <draw:rect draw:style-name="gr21" draw:text-style-name="P11" draw:layer="layout" svg:width="4.445cm" svg:height="0.635cm" svg:x="24.495cm" svg:y="36.56cm">
          <text:p/>
        </draw:rect>
        <draw:rect draw:style-name="gr20" draw:text-style-name="P8" draw:layer="layout" svg:width="6.985cm" svg:height="0.635cm" svg:x="29.582cm" svg:y="3.548cm">
          <text:p text:style-name="P3"><text:span text:style-name="T6">SiteController</text:span></text:p>
        </draw:rect>
        <draw:rect draw:style-name="gr20" draw:text-style-name="P10" draw:layer="layout" svg:width="6.985cm" svg:height="1.905cm" svg:x="29.582cm" svg:y="4.818cm">
          <text:p text:style-name="P9"><text:span text:style-name="T7">Behaviors</text:span></text:p>
          <text:p text:style-name="P9"><text:span text:style-name="T7">ActionLogin</text:span></text:p>
          <text:p text:style-name="P9"><text:span text:style-name="T7">actionLOgout</text:span></text:p>
          <text:p text:style-name="P9"><text:span text:style-name="T7"/></text:p>
        </draw:rect>
        <draw:rect draw:style-name="gr20" draw:text-style-name="P11" draw:layer="layout" svg:width="6.985cm" svg:height="0.635cm" svg:x="29.582cm" svg:y="4.183cm">
          <text:p text:style-name="P9"><text:span text:style-name="T7">modelClass</text:span></text:p>
        </draw:rect>
        <draw:rect draw:style-name="gr20" draw:text-style-name="P8" draw:layer="layout" svg:width="6.35cm" svg:height="0.635cm" svg:x="22.597cm" svg:y="3.548cm">
          <text:p text:style-name="P3"><text:span text:style-name="T6">CalculationController</text:span></text:p>
        </draw:rect>
        <draw:rect draw:style-name="gr20" draw:text-style-name="P10" draw:layer="layout" svg:width="6.35cm" svg:height="0.635cm" svg:x="22.597cm" svg:y="4.818cm">
          <text:p text:style-name="P9"><text:span text:style-name="T7">actionMake</text:span></text:p>
          <text:p text:style-name="P9"><text:span text:style-name="T7"/></text:p>
        </draw:rect>
        <draw:rect draw:style-name="gr21" draw:text-style-name="P11" draw:layer="layout" svg:width="6.35cm" svg:height="0.635cm" svg:x="22.597cm" svg:y="4.183cm">
          <text:p/>
        </draw:rect>
        <draw:rect draw:style-name="gr20" draw:text-style-name="P8" draw:layer="layout" svg:width="6.35cm" svg:height="0.635cm" svg:x="22.597cm" svg:y="6.088cm">
          <text:p text:style-name="P3"><text:span text:style-name="T6">FormulaController</text:span></text:p>
        </draw:rect>
        <draw:rect draw:style-name="gr20" draw:text-style-name="P10" draw:layer="layout" svg:width="6.35cm" svg:height="1.905cm" svg:x="22.597cm" svg:y="7.358cm">
          <text:p text:style-name="P9"><text:span text:style-name="T7">ActionIndex</text:span></text:p>
          <text:p text:style-name="P9"><text:span text:style-name="T7">ActionCreate</text:span></text:p>
          <text:p text:style-name="P9"><text:span text:style-name="T7">ActionUpdate</text:span></text:p>
          <text:p text:style-name="P9"><text:span text:style-name="T7">actionDelete</text:span></text:p>
          <text:p text:style-name="P9"><text:span text:style-name="T7"/></text:p>
        </draw:rect>
        <draw:rect draw:style-name="gr20" draw:text-style-name="P11" draw:layer="layout" svg:width="6.35cm" svg:height="0.635cm" svg:x="22.597cm" svg:y="6.723cm">
          <text:p text:style-name="P9"><text:span text:style-name="T7">modelClass</text:span></text:p>
        </draw:rect>
        <draw:rect draw:style-name="gr20" draw:text-style-name="P8" draw:layer="layout" svg:width="6.985cm" svg:height="0.635cm" svg:x="7.35cm" svg:y="4.445cm">
          <text:p text:style-name="P3"><text:span text:style-name="T6">loginForm</text:span></text:p>
        </draw:rect>
        <draw:rect draw:style-name="gr20" draw:text-style-name="P10" draw:layer="layout" svg:width="6.985cm" svg:height="1.905cm" svg:x="7.35cm" svg:y="5.715cm">
          <text:p text:style-name="P9"><text:span text:style-name="T7">Rules()</text:span></text:p>
          <text:p text:style-name="P9"><text:span text:style-name="T7">ValidatePassword()</text:span></text:p>
          <text:p text:style-name="P9"><text:span text:style-name="T7">GetUser()</text:span></text:p>
          <text:p text:style-name="P9"><text:span text:style-name="T7">login()</text:span></text:p>
          <text:p text:style-name="P9"><text:span text:style-name="T7"/></text:p>
        </draw:rect>
        <draw:rect draw:style-name="gr20" draw:text-style-name="P11" draw:layer="layout" svg:width="6.985cm" svg:height="0.635cm" svg:x="7.35cm" svg:y="5.08cm">
          <text:p><text:span text:style-name="T7">Username</text:span></text:p>
          <text:p><text:span text:style-name="T7">password</text:span></text:p>
        </draw:rect>
        <draw:rect draw:style-name="gr20" draw:text-style-name="P8" draw:layer="layout" svg:width="6.985cm" svg:height="0.635cm" svg:x="7.35cm" svg:y="7.985cm">
          <text:p text:style-name="P3"><text:span text:style-name="T6">CalculationForm</text:span></text:p>
        </draw:rect>
        <draw:rect draw:style-name="gr20" draw:text-style-name="P10" draw:layer="layout" svg:width="6.985cm" svg:height="0.635cm" svg:x="7.35cm" svg:y="11.795cm">
          <text:p text:style-name="P9"><text:span text:style-name="T7">Rules()</text:span></text:p>
          <text:p text:style-name="P9"><text:span text:style-name="T7">AttributeLabels()</text:span></text:p>
        </draw:rect>
        <draw:custom-shape draw:style-name="gr7" draw:text-style-name="P3" draw:layer="layout" svg:width="17.847cm" svg:height="5.715cm" svg:x="2.203cm" svg:y="21.32cm">
          <text:p/>
          <draw:enhanced-geometry svg:viewBox="0 0 21600 21600" draw:type="rectangle" draw:enhanced-path="M 0 0 L 21600 0 21600 21600 0 21600 0 0 Z N"/>
        </draw:custom-shape>
        <draw:rect draw:style-name="gr20" draw:text-style-name="P8" draw:layer="layout" svg:width="6.617cm" svg:height="0.635cm" svg:x="2.805cm" svg:y="22.59cm">
          <text:p text:style-name="P3"><text:span text:style-name="T6">Formula</text:span></text:p>
        </draw:rect>
        <draw:rect draw:style-name="gr20" draw:text-style-name="P11" draw:layer="layout" svg:width="6.617cm" svg:height="0.635cm" svg:x="2.805cm" svg:y="23.225cm">
          <text:p><text:span text:style-name="T7"/></text:p>
        </draw:rect>
        <draw:rect draw:style-name="gr20" draw:text-style-name="P10" draw:layer="layout" svg:width="6.617cm" svg:height="3.175cm" svg:x="2.805cm" svg:y="23.86cm">
          <text:p text:style-name="P9"><text:span text:style-name="T7">TableName()</text:span></text:p>
          <text:p text:style-name="P9"><text:span text:style-name="T7">Rules()</text:span></text:p>
          <text:p text:style-name="P9"><text:span text:style-name="T7">Fields()</text:span></text:p>
          <text:p text:style-name="P9"><text:span text:style-name="T7">Behaviors()</text:span></text:p>
          <text:p text:style-name="P9"><text:span text:style-name="T7">AttributeLabels()</text:span></text:p>
          <text:p text:style-name="P9"><text:span text:style-name="T7">GetAddedBy()</text:span></text:p>
          <text:p text:style-name="P9"><text:span text:style-name="T7">InitBuild()</text:span></text:p>
          <text:p text:style-name="P9"><text:span text:style-name="T7">BuildExpression()</text:span></text:p>
          <text:p text:style-name="P9"><text:span text:style-name="T7">GetExpressionById()</text:span></text:p>
          <text:p text:style-name="P9"><text:span text:style-name="T7"/></text:p>
        </draw:rect>
        <draw:rect draw:style-name="gr20" draw:text-style-name="P8" draw:layer="layout" svg:width="5.715cm" svg:height="0.635cm" svg:x="11.16cm" svg:y="22.59cm">
          <text:p text:style-name="P3"><text:span text:style-name="T6">FormulaSearch</text:span></text:p>
        </draw:rect>
        <draw:rect draw:style-name="gr20" draw:text-style-name="P11" draw:layer="layout" svg:width="5.715cm" svg:height="0.635cm" svg:x="11.16cm" svg:y="23.225cm">
          <text:p text:style-name="P9"><text:span text:style-name="T7">addedBy_name</text:span></text:p>
        </draw:rect>
        <draw:rect draw:style-name="gr20" draw:text-style-name="P10" draw:layer="layout" svg:width="5.715cm" svg:height="1.27cm" svg:x="11.16cm" svg:y="23.86cm">
          <text:p text:style-name="P9"><text:span text:style-name="T7">TableName()</text:span></text:p>
          <text:p text:style-name="P9"><text:span text:style-name="T7">Rules()</text:span></text:p>
          <text:p text:style-name="P9"><text:span text:style-name="T7">search()</text:span></text:p>
        </draw:rect>
        <draw:line draw:style-name="gr5" draw:text-style-name="P3" draw:layer="layout" svg:x1="9.255cm" svg:y1="23.86cm" svg:x2="11.16cm" svg:y2="23.86cm">
          <text:p/>
        </draw:line>
        <draw:frame draw:style-name="gr23" draw:text-style-name="P6" draw:layer="layout" svg:width="3.21cm" svg:height="1.039cm" svg:x="9.22cm" svg:y="20.05cm">
          <draw:text-box>
            <text:p text:style-name="P3"><text:span text:style-name="T4">Модель формулы</text:span></text:p>
          </draw:text-box>
        </draw:frame>
        <draw:rect draw:style-name="gr20" draw:text-style-name="P8" draw:layer="layout" svg:width="6.617cm" svg:height="0.635cm" svg:x="6.716cm" svg:y="14.336cm">
          <text:p text:style-name="P3"><text:span text:style-name="T6">User</text:span></text:p>
        </draw:rect>
        <draw:rect draw:style-name="gr21" draw:text-style-name="P11" draw:layer="layout" svg:width="6.617cm" svg:height="0.635cm" svg:x="6.716cm" svg:y="14.971cm">
          <text:p/>
        </draw:rect>
        <draw:rect draw:style-name="gr20" draw:text-style-name="P10" draw:layer="layout" svg:width="6.617cm" svg:height="4.444cm" svg:x="6.716cm" svg:y="15.606cm">
          <text:p text:style-name="P9"><text:span text:style-name="T7">TableName()</text:span></text:p>
          <text:p text:style-name="P9"><text:span text:style-name="T7">Rules()</text:span></text:p>
          <text:p text:style-name="P9"><text:span text:style-name="T7">Fields()</text:span></text:p>
          <text:p text:style-name="P9"><text:span text:style-name="T7">Behaviors()</text:span></text:p>
          <text:p text:style-name="P9"><text:span text:style-name="T7">AttributeLabels()</text:span></text:p>
          <text:p text:style-name="P9"><text:span text:style-name="T7">FindIdentityByAccessToken()</text:span></text:p>
          <text:p text:style-name="P9"><text:span text:style-name="T7">findByUsername()</text:span></text:p>
          <text:p text:style-name="P9"><text:span text:style-name="T7">FindIdentity()</text:span></text:p>
          <text:p text:style-name="P9"><text:span text:style-name="T7">GetId()</text:span></text:p>
          <text:p text:style-name="P9"><text:span text:style-name="T7">GetRole()</text:span></text:p>
          <text:p text:style-name="P9"><text:span text:style-name="T7">ValidatePassword()</text:span></text:p>
          <text:p text:style-name="P9"><text:span text:style-name="T7">GetAddedBy()</text:span></text:p>
          <text:p text:style-name="P9"><text:span text:style-name="T7">generateToken()</text:span></text:p>
          <text:p text:style-name="P9"><text:span text:style-name="T7"/></text:p>
        </draw:rect>
        <draw:rect draw:style-name="gr20" draw:text-style-name="P11" draw:layer="layout" svg:width="6.985cm" svg:height="3.175cm" svg:x="7.35cm" svg:y="8.62cm">
          <text:p><text:span text:style-name="T7">type_pl</text:span></text:p>
          <text:p><text:span text:style-name="T7">Klt</text:span></text:p>
          <text:p><text:span text:style-name="T7">kol_ojpl</text:span></text:p>
          <text:p><text:span text:style-name="T7">Dlpl</text:span></text:p>
          <text:p><text:span text:style-name="T7">Hpl</text:span></text:p>
          <text:p><text:span text:style-name="T7">Mark</text:span></text:p>
          <text:p><text:span text:style-name="T7">Mask</text:span></text:p>
          <text:p><text:span text:style-name="T7">type_pokr</text:span></text:p>
          <text:p><text:span text:style-name="T7">el</text:span></text:p>
        </draw:rect>
        <draw:rect draw:style-name="gr20" draw:text-style-name="P8" draw:layer="layout" svg:width="6.985cm" svg:height="0.635cm" svg:x="51.8cm" svg:y="8.62cm">
          <text:p text:style-name="P3"><text:span text:style-name="T6">SiteAuthController</text:span></text:p>
        </draw:rect>
        <draw:rect draw:style-name="gr20" draw:text-style-name="P10" draw:layer="layout" svg:width="6.985cm" svg:height="1.27cm" svg:x="51.8cm" svg:y="9.89cm">
          <text:p><text:span text:style-name="T7">GetLOgged</text:span></text:p>
          <text:p><text:span text:style-name="T7">LogIn</text:span></text:p>
          <text:p><text:span text:style-name="T7">logOut</text:span></text:p>
        </draw:rect>
        <draw:rect draw:style-name="gr20" draw:text-style-name="P11" draw:layer="layout" svg:width="6.985cm" svg:height="0.635cm" svg:x="51.8cm" svg:y="9.255cm">
          <text:p><text:span text:style-name="T7">accessLevel</text:span></text:p>
          <text:p><text:span text:style-name="T7"><text:tab/></text:span><text:span text:style-name="T7"><text:tab/>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17:08:07.123000000</meta:creation-date>
    <dc:date>2015-04-15T19:42:31.175000000</dc:date>
    <meta:editing-duration>PT1H18M31S</meta:editing-duration>
    <meta:editing-cycles>5</meta:editing-cycles>
    <meta:generator>LibreOffice/4.3.5.2$Windows_x86 LibreOffice_project/3a87456aaa6a95c63eea1c1b3201acedf0751bd5</meta:generator>
    <meta:document-statistic meta:object-count="129"/>
  </office:meta>
</office:document-meta>
</file>